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textarea-horizontal-align="justify" draw:textarea-vertical-align="middle" draw:auto-grow-height="false"/>
    </style:style>
    <style:style style:name="gr3" style:family="graphic" style:parent-style-name="objectwithoutfill">
      <style:graphic-properties draw:marker-end="Arrow" draw:marker-end-width="0.3cm" draw:fill="none" draw:textarea-vertical-align="middle"/>
    </style:style>
    <style:style style:name="pr1" style:family="presentation" style:parent-style-name="Default-title">
      <style:graphic-properties fo:min-height="3.506cm"/>
    </style:style>
    <style:style style:name="pr2" style:family="presentation" style:parent-style-name="Default-notes">
      <style:graphic-properties draw:fill-color="#ffffff" fo:min-height="12.572cm"/>
    </style:style>
    <style:style style:name="pr3" style:family="presentation" style:parent-style-name="Default-outline1">
      <style:graphic-properties fo:min-height="11.929cm"/>
    </style:style>
    <style:style style:name="pr4" style:family="presentation" style:parent-style-name="Default-subtitle">
      <style:graphic-properties draw:fill-color="#ffffff" fo:min-height="13.889cm"/>
    </style:style>
    <style:style style:name="pr5" style:family="presentation" style:parent-style-name="Default-title">
      <style:graphic-properties draw:auto-grow-height="true" fo:min-height="3.506cm"/>
    </style:style>
    <style:style style:name="P1" style:family="paragraph">
      <loext:graphic-properties draw:fill-color="#ffffff"/>
      <style:text-properties fo:font-size="20pt"/>
    </style:style>
    <style:style style:name="P2" style:family="paragraph">
      <loext:graphic-properties draw:fill-color="#ffffff"/>
    </style:style>
    <style:style style:name="P3" style:family="paragraph">
      <style:paragraph-properties fo:text-align="start"/>
    </style:style>
    <style:style style:name="P4" style:family="paragraph">
      <loext:graphic-properties draw:fill-color="#ffffff"/>
      <style:paragraph-properties fo:text-align="start"/>
      <style:text-properties fo:font-size="22pt" style:font-size-asian="22pt" style:font-size-complex="22pt"/>
    </style:style>
    <style:style style:name="P5" style:family="paragraph">
      <style:paragraph-properties fo:text-align="center"/>
    </style:style>
    <style:style style:name="P6" style:family="paragraph">
      <loext:graphic-properties draw:fill="none"/>
      <style:paragraph-properties fo:text-align="center"/>
    </style:style>
    <style:style style:name="P7" style:family="paragraph">
      <style:text-properties fo:font-size="24pt" style:font-size-asian="24pt" style:font-size-complex="24pt"/>
    </style:style>
    <style:style style:name="T1" style:family="text">
      <style:text-properties fo:font-size="22pt" style:font-size-asian="22pt" style:font-size-complex="22pt"/>
    </style:style>
    <style:style style:name="T2" style:family="text">
      <style:text-properties style:use-window-font-color="true"/>
    </style:style>
    <style:style style:name="T3" style:family="text">
      <style:text-properties fo:font-size="20pt" style:font-size-asian="20pt" style:font-size-complex="20pt"/>
    </style:style>
    <style:style style:name="T4" style:family="text">
      <style:text-properties fo:font-size="24pt" style:font-size-asian="24pt" style:font-size-complex="24pt"/>
    </style:style>
    <style:style style:name="T5" style:family="text">
      <style:text-properties fo:font-size="24pt" fo:font-weight="bold" style:font-size-asian="24pt" style:font-weight-asian="bold" style:font-size-complex="24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draw:frame presentation:style-name="pr1" draw:layer="layout" svg:width="25.199cm" svg:height="3.506cm" svg:x="1.4cm" svg:y="0.837cm" presentation:class="title">
          <draw:text-box>
            <text:p>Testing LC3 Assembly</text:p>
          </draw:text-box>
        </draw:frame>
        <presentation:notes draw:style-name="dp2">
          <draw:page-thumbnail draw:style-name="gr1" draw:layer="layout" svg:width="13.968cm" svg:height="10.476cm" svg:x="3.81cm" svg:y="2.123cm" draw:page-number="1" presentation:class="page"/>
          <draw:frame presentation:style-name="pr2" draw:text-style-name="P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1">
        <draw:frame presentation:style-name="pr1" draw:layer="layout" svg:width="25.199cm" svg:height="3.506cm" svg:x="1.4cm" svg:y="0.837cm" presentation:class="title" presentation:user-transformed="true">
          <draw:text-box>
            <text:p>Testing</text:p>
          </draw:text-box>
        </draw:frame>
        <draw:frame presentation:style-name="pr3" draw:layer="layout" svg:width="25.199cm" svg:height="12.179cm" svg:x="1.4cm" svg:y="4.914cm" presentation:class="outline" presentation:user-transformed="true">
          <draw:text-box>
            <text:list text:style-name="L2">
              <text:list-item>
                <text:p>Loads of input.</text:p>
              </text:list-item>
              <text:list-item>
                <text:p>Could be anything.</text:p>
                <text:list>
                  <text:list-item>
                    <text:p>A value in a register</text:p>
                  </text:list-item>
                  <text:list-item>
                    <text:p>A value at a location</text:p>
                  </text:list-item>
                  <text:list-item>
                    <text:p>A memory address containing a value</text:p>
                  </text:list-item>
                  <text:list-item>
                    <text:p>A string</text:p>
                  </text:list-item>
                  <text:list-item>
                    <text:p>An array</text:p>
                  </text:list-item>
                  <text:list-item>
                    <text:p>And even user input</text:p>
                  </text:list-item>
                </text:list>
              </text:list-item>
              <text:list-item>
                <text:p>Output can be any of the above as well.</text:p>
              </text:list-item>
              <text:list-item>
                <text:p>How do we test these easily.</text:p>
              </text:list-item>
            </text:list>
          </draw:text-box>
        </draw:frame>
        <presentation:notes draw:style-name="dp2">
          <draw:page-thumbnail draw:style-name="gr1" draw:layer="layout" svg:width="13.968cm" svg:height="10.476cm" svg:x="3.81cm" svg:y="2.123cm" draw:page-number="2" presentation:class="page"/>
          <draw:frame presentation:style-name="pr2" draw:text-style-name="P2"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1">
        <draw:frame presentation:style-name="pr1" draw:layer="layout" svg:width="25.199cm" svg:height="3.506cm" svg:x="1.4cm" svg:y="0.837cm" presentation:class="title">
          <draw:text-box>
            <text:p>lc3test</text:p>
          </draw:text-box>
        </draw:frame>
        <draw:frame presentation:style-name="pr3" draw:layer="layout" svg:width="25.199cm" svg:height="12.179cm" svg:x="1.4cm" svg:y="4.914cm" presentation:class="outline">
          <draw:text-box>
            <text:list text:style-name="L2">
              <text:list-item>
                <text:p>A program that takes in xml files and your code and automatically runs the test-suite found in the xml file against your code.</text:p>
              </text:list-item>
              <text:list-item>
                <text:p>Automatically handles randomizing memory and setting parameters for you and checks the all outputs given. <text:s/>If it doesn't match then the program will alert you.</text:p>
              </text:list-item>
              <text:list-item>
                <text:p>The xml file specifies test cases and in each test case you can tell how input is given, some other various parameters of the test and what is the expected output.</text:p>
              </text:list-item>
              <text:list-item>
                <text:p>Usage: lc3test testfile.xml asmfile.asm</text:p>
                <text:p/>
              </text:list-item>
            </text:list>
          </draw:text-box>
        </draw:frame>
        <presentation:notes draw:style-name="dp2">
          <draw:page-thumbnail draw:style-name="gr1" draw:layer="layout" svg:width="13.968cm" svg:height="10.476cm" svg:x="3.81cm" svg:y="2.123cm" draw:page-number="3" presentation:class="page"/>
          <draw:frame presentation:style-name="pr2" draw:text-style-name="P1"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1">
        <draw:frame presentation:style-name="pr1" draw:layer="layout" svg:width="25.199cm" svg:height="3.506cm" svg:x="1.4cm" svg:y="0.837cm" presentation:class="title">
          <draw:text-box>
            <text:p>Example problem specification</text:p>
          </draw:text-box>
        </draw:frame>
        <draw:frame presentation:style-name="pr3" draw:layer="layout" svg:width="25.199cm" svg:height="12.179cm" svg:x="1.4cm" svg:y="4.914cm" presentation:class="outline">
          <draw:text-box>
            <text:list text:style-name="L2">
              <text:list-item>
                <text:p>Write a program that adds two things.</text:p>
              </text:list-item>
              <text:list-item>
                <text:p>The input will be located at symbols U and V</text:p>
              </text:list-item>
              <text:list-item>
                <text:p>You are to store your answer (U + V) at symbol ANSWER</text:p>
              </text:list-item>
            </text:list>
          </draw:text-box>
        </draw:frame>
        <presentation:notes draw:style-name="dp2">
          <draw:page-thumbnail draw:style-name="gr1" draw:layer="layout" svg:width="13.968cm" svg:height="10.476cm" svg:x="3.81cm" svg:y="2.123cm" draw:page-number="4" presentation:class="page"/>
          <draw:frame presentation:style-name="pr2" draw:text-style-name="P1"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0">
        <draw:frame presentation:style-name="pr1" draw:layer="layout" svg:width="25.199cm" svg:height="3.506cm" svg:x="1.4cm" svg:y="0.837cm" presentation:class="title">
          <draw:text-box>
            <text:p>Example program under test</text:p>
          </draw:text-box>
        </draw:frame>
        <draw:frame presentation:style-name="pr4" draw:text-style-name="P4" draw:layer="layout" svg:width="25.199cm" svg:height="13.889cm" svg:x="1.4cm" svg:y="4.059cm" presentation:class="subtitle" presentation:user-transformed="true">
          <draw:text-box>
            <text:p text:style-name="P3"><text:span text:style-name="T1">.orig x3000</text:span></text:p>
            <text:p text:style-name="P3"><text:span text:style-name="T1"><text:tab/></text:span><text:span text:style-name="T1"><text:tab/></text:span><text:span text:style-name="T1">LD R0, U</text:span></text:p>
            <text:p text:style-name="P3"><text:span text:style-name="T1"><text:tab/></text:span><text:span text:style-name="T1"><text:tab/></text:span><text:span text:style-name="T1">LD R1, V</text:span></text:p>
            <text:p text:style-name="P3"><text:span text:style-name="T1"><text:tab/></text:span><text:span text:style-name="T1"><text:tab/></text:span></text:p>
            <text:p text:style-name="P3"><text:span text:style-name="T1"><text:tab/></text:span><text:span text:style-name="T1"><text:tab/></text:span><text:span text:style-name="T1">ADD R2, R0, R1</text:span></text:p>
            <text:p text:style-name="P3"><text:span text:style-name="T1"><text:tab/></text:span><text:span text:style-name="T1"><text:tab/></text:span><text:span text:style-name="T1">ST R2, ANSWER</text:span></text:p>
            <text:p text:style-name="P3"><text:span text:style-name="T1"><text:tab/></text:span><text:span text:style-name="T1"><text:tab/></text:span><text:span text:style-name="T1">HALT</text:span></text:p>
            <text:p text:style-name="P3"><text:span text:style-name="T1"/></text:p>
            <text:p text:style-name="P3"><text:span text:style-name="T1"><text:tab/></text:span><text:span text:style-name="T1"><text:tab/></text:span><text:span text:style-name="T1">; PARAMS</text:span></text:p>
            <text:p text:style-name="P3"><text:span text:style-name="T1"><text:tab/></text:span><text:span text:style-name="T1"><text:tab/></text:span><text:span text:style-name="T1">U .fill 2000</text:span></text:p>
            <text:p text:style-name="P3"><text:span text:style-name="T1"><text:tab/></text:span><text:span text:style-name="T1"><text:tab/></text:span><text:span text:style-name="T1">V .fill 8</text:span></text:p>
            <text:p text:style-name="P3"><text:span text:style-name="T1"/></text:p>
            <text:p text:style-name="P3"><text:span text:style-name="T1"><text:tab/></text:span><text:span text:style-name="T1"><text:tab/></text:span><text:span text:style-name="T1">; ANSWER</text:span></text:p>
            <text:p text:style-name="P3"><text:span text:style-name="T1"><text:tab/></text:span><text:span text:style-name="T1"><text:tab/></text:span><text:span text:style-name="T1">ANSWER .blkw 1</text:span></text:p>
            <text:p text:style-name="P3"><text:span text:style-name="T1">.end</text:span></text:p>
            <text:p text:style-name="P3"><text:span text:style-name="T1"/></text:p>
          </draw:text-box>
        </draw:frame>
        <draw:custom-shape draw:style-name="gr2" draw:text-style-name="P5" draw:layer="layout" svg:width="7.62cm" svg:height="2.54cm" svg:x="15.494cm" svg:y="10.922cm">
          <text:p text:style-name="P5">Parameters to code</text:p>
          <draw:enhanced-geometry svg:viewBox="0 0 21600 21600" draw:type="rectangle" draw:enhanced-path="M 0 0 L 21600 0 21600 21600 0 21600 0 0 Z N"/>
        </draw:custom-shape>
        <draw:custom-shape draw:style-name="gr2" draw:text-style-name="P5" draw:layer="layout" svg:width="8.636cm" svg:height="2.032cm" svg:x="15.24cm" svg:y="14.732cm">
          <text:p text:style-name="P5">Answer's location</text:p>
          <draw:enhanced-geometry svg:viewBox="0 0 21600 21600" draw:type="rectangle" draw:enhanced-path="M 0 0 L 21600 0 21600 21600 0 21600 0 0 Z N"/>
        </draw:custom-shape>
        <draw:line draw:style-name="gr3" draw:text-style-name="P6" draw:layer="layout" svg:x1="15.494cm" svg:y1="12.446cm" svg:x2="7.62cm" svg:y2="12.446cm">
          <text:p/>
        </draw:line>
        <draw:line draw:style-name="gr3" draw:text-style-name="P6" draw:layer="layout" svg:x1="15.24cm" svg:y1="15.748cm" svg:x2="9.906cm" svg:y2="15.748cm">
          <text:p/>
        </draw:line>
        <draw:custom-shape draw:style-name="gr2" draw:text-style-name="P5" draw:layer="layout" svg:width="7.874cm" svg:height="2.286cm" svg:x="16.002cm" svg:y="5.588cm">
          <text:p text:style-name="P5">Code being tested</text:p>
          <draw:enhanced-geometry svg:viewBox="0 0 21600 21600" draw:type="rectangle" draw:enhanced-path="M 0 0 L 21600 0 21600 21600 0 21600 0 0 Z N"/>
        </draw:custom-shape>
        <draw:line draw:style-name="gr3" draw:text-style-name="P6" draw:layer="layout" svg:x1="16.002cm" svg:y1="6.858cm" svg:x2="9.652cm" svg:y2="7.62cm">
          <text:p/>
        </draw:line>
        <presentation:notes draw:style-name="dp2">
          <draw:page-thumbnail draw:style-name="gr1" draw:layer="layout" svg:width="13.968cm" svg:height="10.476cm" svg:x="3.81cm" svg:y="2.123cm" draw:page-number="5" presentation:class="page"/>
          <draw:frame presentation:style-name="pr2" draw:text-style-name="P2"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1">
        <draw:frame presentation:style-name="pr5" draw:layer="layout" svg:width="25.199cm" svg:height="3.506cm" svg:x="1.4cm" svg:y="0.837cm" presentation:class="title">
          <draw:text-box>
            <text:p>Example test case xml</text:p>
          </draw:text-box>
        </draw:frame>
        <draw:frame presentation:style-name="pr3" draw:layer="layout" svg:width="25.199cm" svg:height="12.179cm" svg:x="1.4cm" svg:y="4.914cm" presentation:class="outline">
          <draw:text-box>
            <text:list text:style-name="L2">
              <text:list-header>
                <text:p>&lt;?xml version="1.0"?&gt;</text:p>
                <text:p>&lt;test-suite&gt;</text:p>
                <text:list>
                  <text:list-header>
                    <text:p><text:span text:style-name="T2">&lt;test-case&gt;</text:span></text:p>
                    <text:list>
                      <text:list-header>
                        <text:p><text:span text:style-name="T2">&lt;name&gt;2 + 3 = 5&lt;/name&gt;</text:span></text:p>
                        <text:p><text:span text:style-name="T2">&lt;has-max-executions&gt;1&lt;/has-max-executions&gt;</text:span></text:p>
                        <text:p><text:span text:style-name="T2">&lt;max-executions&gt;1000000&lt;/max-executions&gt;</text:span></text:p>
                        <text:p><text:span text:style-name="T2">&lt;randomize&gt;1&lt;/randomize&gt;</text:span></text:p>
                        <text:p><text:span text:style-name="T2">&lt;input&gt;</text:span></text:p>
                        <text:list>
                          <text:list-header>
                            <text:p><text:span text:style-name="T2">&lt;test-value&gt;&lt;address&gt;U&lt;/address&gt;&lt;value&gt;2&lt;/value&gt;&lt;/test-value&gt;</text:span></text:p>
                            <text:p><text:span text:style-name="T2">&lt;test-value&gt;&lt;address&gt;V&lt;/address&gt;&lt;value&gt;3&lt;/value&gt;&lt;/test-value&gt;</text:span></text:p>
                          </text:list-header>
                        </text:list>
                        <text:p><text:span text:style-name="T2">&lt;/input&gt;</text:span></text:p>
                        <text:p><text:span text:style-name="T2">&lt;output&gt;</text:span></text:p>
                        <text:list>
                          <text:list-header>
                            <text:p><text:span text:style-name="T2">&lt;test-value&gt;&lt;address&gt;ANSWER&lt;/address&gt;&lt;value&gt;5&lt;/value&gt;&lt;/test-value&gt;</text:span></text:p>
                          </text:list-header>
                        </text:list>
                        <text:p><text:span text:style-name="T2">&lt;/output&gt;</text:span></text:p>
                      </text:list-header>
                    </text:list>
                    <text:p><text:span text:style-name="T2">&lt;/test-case&gt;</text:span></text:p>
                  </text:list-header>
                </text:list>
                <text:p>&lt;/test-suite&gt;</text:p>
              </text:list-header>
            </text:list>
          </draw:text-box>
        </draw:frame>
        <draw:custom-shape draw:style-name="gr2" draw:text-style-name="P5" draw:layer="layout" svg:width="5.842cm" svg:height="1.016cm" svg:x="16.256cm" svg:y="5.08cm">
          <text:p text:style-name="P5">Name the test case</text:p>
          <draw:enhanced-geometry svg:viewBox="0 0 21600 21600" draw:type="rectangle" draw:enhanced-path="M 0 0 L 21600 0 21600 21600 0 21600 0 0 Z N"/>
        </draw:custom-shape>
        <draw:line draw:style-name="gr3" draw:text-style-name="P6" draw:layer="layout" svg:x1="16.256cm" svg:y1="5.842cm" svg:x2="9.398cm" svg:y2="8.128cm">
          <text:p/>
        </draw:line>
        <draw:custom-shape draw:style-name="gr2" draw:text-style-name="P5" draw:layer="layout" svg:width="11.684cm" svg:height="2.794cm" svg:x="15.24cm" svg:y="7.112cm">
          <text:p text:style-name="P5">Randomize and give </text:p>
          <text:p text:style-name="P5">Limit to number of instructions executed</text:p>
          <text:p text:style-name="P5">Program could run infinitely without it </text:p>
          <text:p text:style-name="P5">if it had an infinite loop</text:p>
          <draw:enhanced-geometry svg:viewBox="0 0 21600 21600" draw:type="rectangle" draw:enhanced-path="M 0 0 L 21600 0 21600 21600 0 21600 0 0 Z N"/>
        </draw:custom-shape>
        <draw:line draw:style-name="gr3" draw:text-style-name="P6" draw:layer="layout" svg:x1="15.24cm" svg:y1="9.398cm" svg:x2="13.716cm" svg:y2="9.398cm">
          <text:p/>
        </draw:line>
        <draw:custom-shape draw:style-name="gr2" draw:text-style-name="P5" draw:layer="layout" svg:width="6.858cm" svg:height="1.27cm" svg:x="19.304cm" svg:y="11.176cm">
          <text:p text:style-name="P5">Handle parameters</text:p>
          <draw:enhanced-geometry svg:viewBox="0 0 21600 21600" draw:type="rectangle" draw:enhanced-path="M 0 0 L 21600 0 21600 21600 0 21600 0 0 Z N"/>
        </draw:custom-shape>
        <draw:line draw:style-name="gr3" draw:text-style-name="P6" draw:layer="layout" svg:x1="19.304cm" svg:y1="11.684cm" svg:x2="16.51cm" svg:y2="11.938cm">
          <text:p/>
        </draw:line>
        <draw:custom-shape draw:style-name="gr2" draw:text-style-name="P5" draw:layer="layout" svg:width="10.597cm" svg:height="1.016cm" svg:x="17.018cm" svg:y="16.002cm">
          <text:p text:style-name="P5">Expected output in memory address</text:p>
          <draw:enhanced-geometry svg:viewBox="0 0 21600 21600" draw:type="rectangle" draw:enhanced-path="M 0 0 L 21600 0 21600 21600 0 21600 0 0 Z N"/>
        </draw:custom-shape>
        <draw:line draw:style-name="gr3" draw:text-style-name="P6" draw:layer="layout" svg:x1="17.78cm" svg:y1="16.002cm" svg:x2="17.018cm" svg:y2="14.732cm">
          <text:p/>
        </draw:line>
        <presentation:notes draw:style-name="dp2">
          <draw:page-thumbnail draw:style-name="gr1" draw:layer="layout" svg:width="13.968cm" svg:height="10.476cm" svg:x="3.81cm" svg:y="2.123cm" draw:page-number="6" presentation:class="page"/>
          <draw:frame presentation:style-name="pr2" draw:text-style-name="P2"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1">
        <draw:frame presentation:style-name="pr1" draw:layer="layout" svg:width="25.199cm" svg:height="3.506cm" svg:x="1.4cm" svg:y="0.837cm" presentation:class="title">
          <draw:text-box>
            <text:p>Specifying Input</text:p>
          </draw:text-box>
        </draw:frame>
        <draw:frame presentation:style-name="pr3" draw:layer="layout" svg:width="25.199cm" svg:height="12.179cm" svg:x="1.4cm" svg:y="4.914cm" presentation:class="outline">
          <draw:text-box>
            <text:list text:style-name="L2">
              <text:list-item>
                <text:p>Values</text:p>
              </text:list-item>
              <text:list-item>
                <text:p>Pointers (Addresses)</text:p>
              </text:list-item>
              <text:list-item>
                <text:p>Register</text:p>
              </text:list-item>
              <text:list-item>
                <text:p>PC</text:p>
              </text:list-item>
              <text:list-item>
                <text:p>Arrays</text:p>
              </text:list-item>
              <text:list-item>
                <text:p>Strings</text:p>
              </text:list-item>
              <text:list-item>
                <text:p>Standard Input</text:p>
              </text:list-item>
            </text:list>
          </draw:text-box>
        </draw:frame>
        <presentation:notes draw:style-name="dp2">
          <draw:page-thumbnail draw:style-name="gr1" draw:layer="layout" svg:width="13.968cm" svg:height="10.476cm" svg:x="3.81cm" svg:y="2.123cm" draw:page-number="7" presentation:class="page"/>
          <draw:frame presentation:style-name="pr2" draw:text-style-name="P2"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1">
        <draw:frame presentation:style-name="pr5" draw:layer="layout" svg:width="25.199cm" svg:height="3.506cm" svg:x="1.4cm" svg:y="0.837cm" presentation:class="title">
          <draw:text-box>
            <text:p>Values</text:p>
          </draw:text-box>
        </draw:frame>
        <draw:frame presentation:style-name="pr3" draw:text-style-name="P7" draw:layer="layout" svg:width="25.199cm" svg:height="12.179cm" svg:x="1.4cm" svg:y="4.914cm" presentation:class="outline">
          <draw:text-box>
            <text:list text:style-name="L2">
              <text:list-item>
                <text:p><text:span text:style-name="T3">&lt;test-value&gt;&lt;address&gt;ADDR&lt;/address&gt;&lt;value&gt;VALUE&lt;/value&gt;&lt;/test-value&gt;</text:span></text:p>
                <text:p><text:span text:style-name="T4"/></text:p>
              </text:list-item>
              <text:list-item>
                <text:p><text:span text:style-name="T4">Test runner will substitute the value at memory address specified by ADDR with VALUE.</text:span></text:p>
              </text:list-item>
              <text:list-item>
                <text:p><text:span text:style-name="T4">ADDR can be any address or symbol or an expression.</text:span></text:p>
              </text:list-item>
              <text:list-item>
                <text:p><text:span text:style-name="T4">VALUE can be any expression.</text:span></text:p>
                <text:p><text:span text:style-name="T4"/></text:p>
              </text:list-item>
            </text:list>
          </draw:text-box>
        </draw:frame>
        <presentation:notes draw:style-name="dp2">
          <draw:page-thumbnail draw:style-name="gr1" draw:layer="layout" svg:width="13.968cm" svg:height="10.476cm" svg:x="3.81cm" svg:y="2.123cm" draw:page-number="8" presentation:class="page"/>
          <draw:frame presentation:style-name="pr2" draw:text-style-name="P2"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1">
        <draw:frame presentation:style-name="pr1" draw:layer="layout" svg:width="25.199cm" svg:height="3.506cm" svg:x="1.4cm" svg:y="0.837cm" presentation:class="title">
          <draw:text-box>
            <text:p>Pointers</text:p>
          </draw:text-box>
        </draw:frame>
        <draw:frame presentation:style-name="pr3" draw:layer="layout" svg:width="25.199cm" svg:height="12.179cm" svg:x="1.4cm" svg:y="4.914cm" presentation:class="outline" presentation:user-transformed="true">
          <draw:text-box>
            <text:list text:style-name="L2">
              <text:list-item>
                <text:p><text:span text:style-name="T3">&lt;test-pointer&gt;&lt;address&gt;ADDR&lt;/address&gt;&lt;value&gt;VALUE&lt;/value&gt;&lt;/test-pointer&gt;</text:span></text:p>
                <text:p><text:span text:style-name="T4"/></text:p>
              </text:list-item>
              <text:list-item>
                <text:p><text:span text:style-name="T4">Test runner will treat the value in the memory address specified by ADDR as a pointer (memory address) </text:span><text:span text:style-name="T4">and replace the contents of address pointed to by the pointer with VALUE.</text:span></text:p>
                <text:list>
                  <text:list-item>
                    <text:p><text:span text:style-name="T4">Essentially MEM[MEM[ADDR]] = Value</text:span></text:p>
                  </text:list-item>
                  <text:list-item>
                    <text:p><text:span text:style-name="T4">Similar to LDI instruction</text:span></text:p>
                  </text:list-item>
                </text:list>
              </text:list-item>
              <text:list-item>
                <text:p><text:span text:style-name="T4">ADDR can be any address or symbol or an expression.</text:span></text:p>
              </text:list-item>
              <text:list-item>
                <text:p><text:span text:style-name="T4">VALUE can be any expression.</text:span></text:p>
              </text:list-item>
            </text:list>
          </draw:text-box>
        </draw:frame>
        <presentation:notes draw:style-name="dp2">
          <draw:page-thumbnail draw:style-name="gr1" draw:layer="layout" svg:width="13.968cm" svg:height="10.476cm" svg:x="3.81cm" svg:y="2.123cm" draw:page-number="9" presentation:class="page"/>
          <draw:frame presentation:style-name="pr2" draw:text-style-name="P2"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1T1">
        <draw:frame presentation:style-name="pr1" draw:layer="layout" svg:width="25.199cm" svg:height="3.506cm" svg:x="1.4cm" svg:y="0.837cm" presentation:class="title">
          <draw:text-box>
            <text:p>Register</text:p>
          </draw:text-box>
        </draw:frame>
        <draw:frame presentation:style-name="pr3" draw:layer="layout" svg:width="25.199cm" svg:height="12.179cm" svg:x="1.4cm" svg:y="4.914cm" presentation:class="outline" presentation:user-transformed="true">
          <draw:text-box>
            <text:list text:style-name="L2">
              <text:list-item>
                <text:p><text:span text:style-name="T3">&lt;test-register&gt;&lt;register&gt;R0-R7&lt;/register&gt;&lt;value&gt;VALUE&lt;/value&gt;&lt;/test-register&gt;</text:span></text:p>
                <text:p><text:span text:style-name="T4"/></text:p>
              </text:list-item>
              <text:list-item>
                <text:p><text:span text:style-name="T4">Test runner will set the register given to the specified value.</text:span></text:p>
              </text:list-item>
              <text:list-item>
                <text:p><text:span text:style-name="T4">Register must be any register name R0 through R7</text:span></text:p>
              </text:list-item>
              <text:list-item>
                <text:p><text:span text:style-name="T4">VALUE can be any expression.</text:span></text:p>
              </text:list-item>
            </text:list>
          </draw:text-box>
        </draw:frame>
        <presentation:notes draw:style-name="dp2">
          <draw:page-thumbnail draw:style-name="gr1" draw:layer="layout" svg:width="13.968cm" svg:height="10.476cm" svg:x="3.81cm" svg:y="2.123cm" draw:page-number="10" presentation:class="page"/>
          <draw:frame presentation:style-name="pr2" draw:text-style-name="P2"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1T1">
        <draw:frame presentation:style-name="pr1" draw:layer="layout" svg:width="25.199cm" svg:height="3.506cm" svg:x="1.4cm" svg:y="0.837cm" presentation:class="title">
          <draw:text-box>
            <text:p>PC</text:p>
          </draw:text-box>
        </draw:frame>
        <draw:frame presentation:style-name="pr3" draw:layer="layout" svg:width="25.199cm" svg:height="12.179cm" svg:x="1.4cm" svg:y="4.914cm" presentation:class="outline" presentation:user-transformed="true">
          <draw:text-box>
            <text:list text:style-name="L2">
              <text:list-item>
                <text:p><text:span text:style-name="T3">&lt;test-pc&gt;&lt;value&gt;VALUE&lt;/value&gt;&lt;/test-pc&gt;</text:span></text:p>
                <text:p><text:span text:style-name="T4"/></text:p>
              </text:list-item>
              <text:list-item>
                <text:p><text:span text:style-name="T4">Test runner will set the PC to the specified value, the default is x3000</text:span></text:p>
              </text:list-item>
              <text:list-item>
                <text:p><text:span text:style-name="T4">VALUE can be any expression.</text:span></text:p>
              </text:list-item>
            </text:list>
          </draw:text-box>
        </draw:frame>
        <presentation:notes draw:style-name="dp2">
          <draw:page-thumbnail draw:style-name="gr1" draw:layer="layout" svg:width="13.968cm" svg:height="10.476cm" svg:x="3.81cm" svg:y="2.123cm" draw:page-number="11" presentation:class="page"/>
          <draw:frame presentation:style-name="pr2" draw:text-style-name="P2"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1T1">
        <draw:frame presentation:style-name="pr1" draw:layer="layout" svg:width="25.199cm" svg:height="3.506cm" svg:x="1.4cm" svg:y="0.837cm" presentation:class="title">
          <draw:text-box>
            <text:p>Array</text:p>
          </draw:text-box>
        </draw:frame>
        <draw:frame presentation:style-name="pr3" draw:layer="layout" svg:width="25.199cm" svg:height="12.179cm" svg:x="1.4cm" svg:y="4.914cm" presentation:class="outline" presentation:user-transformed="true">
          <draw:text-box>
            <text:list text:style-name="L2">
              <text:list-item>
                <text:p><text:span text:style-name="T3">&lt;test-array&gt;&lt;address&gt;ADDR&lt;/address&gt;&lt;value&gt;COMMA_SEPARATED_EXPRESSIONS&lt;/value&gt;&lt;/test-array&gt;</text:span></text:p>
                <text:p><text:span text:style-name="T4"/></text:p>
              </text:list-item>
              <text:list-item>
                <text:p><text:span text:style-name="T4">Test runner will treat the contents of ADDR as a an address and store the values computed by </text:span><text:span text:style-name="T4">COMMA_SEPARATED_EXPRESSIONS at MEM[ADDR] sequentially</text:span></text:p>
                <text:list>
                  <text:list-item>
                    <text:p><text:span text:style-name="T4">That is MEM[MEM[ADDR]] = ARRAY[0]</text:span></text:p>
                  </text:list-item>
                  <text:list-item>
                    <text:p><text:span text:style-name="T4">That is MEM[MEM[ADDR] + 1] = ARRAY[1]</text:span></text:p>
                  </text:list-item>
                  <text:list-item>
                    <text:p><text:span text:style-name="T4">And so on...</text:span></text:p>
                  </text:list-item>
                </text:list>
              </text:list-item>
              <text:list-item>
                <text:p><text:span text:style-name="T4">ADDR can be any address or symbol or an expression.</text:span></text:p>
              </text:list-item>
              <text:list-item>
                <text:p><text:span text:style-name="T4">COMMA_SEPARATED_EXPRESSIONS is a list of comma separated expressions. </text:span><text:span text:style-name="T5">There must be at least </text:span><text:span text:style-name="T5">1 item.</text:span></text:p>
              </text:list-item>
            </text:list>
          </draw:text-box>
        </draw:frame>
        <presentation:notes draw:style-name="dp2">
          <draw:page-thumbnail draw:style-name="gr1" draw:layer="layout" svg:width="13.968cm" svg:height="10.476cm" svg:x="3.81cm" svg:y="2.123cm" draw:page-number="12" presentation:class="page"/>
          <draw:frame presentation:style-name="pr2" draw:text-style-name="P1"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1T1">
        <draw:frame presentation:style-name="pr1" draw:layer="layout" svg:width="25.199cm" svg:height="3.506cm" svg:x="1.4cm" svg:y="0.837cm" presentation:class="title">
          <draw:text-box>
            <text:p>Strings</text:p>
          </draw:text-box>
        </draw:frame>
        <draw:frame presentation:style-name="pr3" draw:layer="layout" svg:width="25.199cm" svg:height="12.179cm" svg:x="1.4cm" svg:y="4.914cm" presentation:class="outline" presentation:user-transformed="true">
          <draw:text-box>
            <text:list text:style-name="L2">
              <text:list-item>
                <text:p><text:span text:style-name="T3">&lt;test-string&gt;&lt;address&gt;ADDR&lt;/address&gt;&lt;value&gt;HELLO_WORLD&lt;/value&gt;&lt;/test-string&gt;</text:span></text:p>
                <text:p><text:span text:style-name="T4"/></text:p>
              </text:list-item>
              <text:list-item>
                <text:p><text:span text:style-name="T4">Test runner will treat the contents of ADDR as a an address and store the string given (including the nul </text:span><text:span text:style-name="T4">character at the end) at MEM[ADDR] sequentially.</text:span></text:p>
                <text:list>
                  <text:list-item>
                    <text:p><text:span text:style-name="T4">That is MEM[MEM[ADDR]] = H</text:span></text:p>
                  </text:list-item>
                  <text:list-item>
                    <text:p><text:span text:style-name="T4">That is MEM[MEM[ADDR] + 1] = E</text:span></text:p>
                  </text:list-item>
                  <text:list-item>
                    <text:p><text:span text:style-name="T4">…</text:span></text:p>
                  </text:list-item>
                  <text:list-item>
                    <text:p><text:span text:style-name="T4">MEM[MEM[ADDR] + 11] = 0</text:span></text:p>
                  </text:list-item>
                </text:list>
              </text:list-item>
              <text:list-item>
                <text:p><text:span text:style-name="T4">ADDR can be any address or symbol or an expression.</text:span></text:p>
              </text:list-item>
              <text:list-item>
                <text:p><text:span text:style-name="T4">HELLO_WORLD is a string without the quotes.</text:span></text:p>
              </text:list-item>
            </text:list>
          </draw:text-box>
        </draw:frame>
        <presentation:notes draw:style-name="dp2">
          <draw:page-thumbnail draw:style-name="gr1" draw:layer="layout" svg:width="13.968cm" svg:height="10.476cm" svg:x="3.81cm" svg:y="2.123cm" draw:page-number="13" presentation:class="page"/>
          <draw:frame presentation:style-name="pr2" draw:text-style-name="P1"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1T1">
        <draw:frame presentation:style-name="pr1" draw:layer="layout" svg:width="25.199cm" svg:height="3.506cm" svg:x="1.4cm" svg:y="0.837cm" presentation:class="title">
          <draw:text-box>
            <text:p>Stdin</text:p>
          </draw:text-box>
        </draw:frame>
        <draw:frame presentation:style-name="pr3" draw:layer="layout" svg:width="25.199cm" svg:height="12.179cm" svg:x="1.4cm" svg:y="4.914cm" presentation:class="outline" presentation:user-transformed="true">
          <draw:text-box>
            <text:list text:style-name="L2">
              <text:list-item>
                <text:p><text:span text:style-name="T3">&lt;test-stdin&gt;&lt;value&gt;STRING&lt;/value&gt;&lt;/test-stdin&gt;</text:span></text:p>
                <text:p><text:span text:style-name="T4"/></text:p>
              </text:list-item>
              <text:list-item>
                <text:p><text:span text:style-name="T4">Test runner will use the string given as input (without the nul terminator)</text:span></text:p>
              </text:list-item>
              <text:list-item>
                <text:p><text:span text:style-name="T4">ADDR can be any address or symbol or an expression.</text:span></text:p>
              </text:list-item>
              <text:list-item>
                <text:p><text:span text:style-name="T4">HELLO_WORLD is a string without the quotes.</text:span></text:p>
              </text:list-item>
            </text:list>
          </draw:text-box>
        </draw:frame>
        <presentation:notes draw:style-name="dp2">
          <draw:page-thumbnail draw:style-name="gr1" draw:layer="layout" svg:width="13.968cm" svg:height="10.476cm" svg:x="3.81cm" svg:y="2.123cm" draw:page-number="14" presentation:class="page"/>
          <draw:frame presentation:style-name="pr2" draw:text-style-name="P1"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1T1">
        <draw:frame presentation:style-name="pr1" draw:layer="layout" svg:width="25.199cm" svg:height="3.506cm" svg:x="1.4cm" svg:y="0.837cm" presentation:class="title">
          <draw:text-box>
            <text:p>Specifying Output</text:p>
          </draw:text-box>
        </draw:frame>
        <draw:frame presentation:style-name="pr3" draw:layer="layout" svg:width="25.199cm" svg:height="12.179cm" svg:x="1.4cm" svg:y="4.914cm" presentation:class="outline">
          <draw:text-box>
            <text:list text:style-name="L2">
              <text:list-item>
                <text:p>All the same types except stdin is now stdout</text:p>
              </text:list-item>
              <text:list-item>
                <text:p>Xml Tags use the same syntax.</text:p>
              </text:list-item>
              <text:list-item>
                <text:p>The only difference is you specify a condition parameter to the &lt;test-type&gt; element (The default just checks if they are equal).</text:p>
                <text:list>
                  <text:list-item>
                    <text:p>Ex. &lt;test-value condition=”!=”&gt;...&lt;/test-value&gt;</text:p>
                  </text:list-item>
                </text:list>
              </text:list-item>
            </text:list>
          </draw:text-box>
        </draw:frame>
        <presentation:notes draw:style-name="dp2">
          <draw:page-thumbnail draw:style-name="gr1" draw:layer="layout" svg:width="13.968cm" svg:height="10.476cm" svg:x="3.81cm" svg:y="2.123cm" draw:page-number="15" presentation:class="page"/>
          <draw:frame presentation:style-name="pr2" draw:text-style-name="P2"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1T1">
        <draw:frame presentation:style-name="pr1" draw:layer="layout" svg:width="25.199cm" svg:height="3.506cm" svg:x="1.4cm" svg:y="0.837cm" presentation:class="title">
          <draw:text-box>
            <text:p>Conditions</text:p>
          </draw:text-box>
        </draw:frame>
        <draw:frame presentation:style-name="pr3" draw:layer="layout" svg:width="25.199cm" svg:height="12.179cm" svg:x="1.4cm" svg:y="4.914cm" presentation:class="outline">
          <draw:text-box>
            <text:list text:style-name="L2">
              <text:list-item>
                <text:p>They are optional. <text:s/>The default being check if the values are the same.</text:p>
              </text:list-item>
              <text:list-item>
                <text:p>Three types integral, string, and array</text:p>
              </text:list-item>
            </text:list>
          </draw:text-box>
        </draw:frame>
        <draw:custom-shape draw:style-name="gr2" draw:text-style-name="P5" draw:layer="layout" svg:width="6.858cm" svg:height="9.144cm" svg:x="2.032cm" svg:y="10.922cm">
          <text:p text:style-name="P5">Integral</text:p>
          <text:p text:style-name="P5"/>
          <text:p text:style-name="P3">1. equals, ==, =</text:p>
          <text:p text:style-name="P3">2. notEquals, !=</text:p>
          <text:p text:style-name="P3">3. less, &lt;</text:p>
          <text:p text:style-name="P3">4. greater, &gt;</text:p>
          <text:p text:style-name="P3">5. lessOrEquals, &lt;=</text:p>
          <text:p text:style-name="P3">6. greaterOrEquals, &gt;=</text:p>
          <text:p text:style-name="P5"/>
          <text:p text:style-name="P5"/>
          <text:p text:style-name="P5"/>
          <text:p text:style-name="P5"/>
          <text:p text:style-name="P5"/>
          <draw:enhanced-geometry svg:viewBox="0 0 21600 21600" draw:type="rectangle" draw:enhanced-path="M 0 0 L 21600 0 21600 21600 0 21600 0 0 Z N"/>
        </draw:custom-shape>
        <draw:custom-shape draw:style-name="gr2" draw:text-style-name="P5" draw:layer="layout" svg:width="7.366cm" svg:height="9.144cm" svg:x="9.652cm" svg:y="10.922cm">
          <text:p text:style-name="P5">String</text:p>
          <text:p text:style-name="P5"/>
          <text:p text:style-name="P3">1. equals, ==, =</text:p>
          <text:p text:style-name="P3">2. notEquals, !=</text:p>
          <text:p text:style-name="P3">3. equalsIgnoreCase</text:p>
          <text:p text:style-name="P3">4. notEqualsIgnoreCase</text:p>
          <text:p text:style-name="P3">5. contains, c</text:p>
          <text:p text:style-name="P3">6. notContains, !c</text:p>
          <text:p text:style-name="P3">7. containsIgnoreCase</text:p>
          <text:p text:style-name="P3">8. notContainsIgnoreCase</text:p>
          <text:p text:style-name="P5"/>
          <text:p text:style-name="P5"/>
          <text:p text:style-name="P5"/>
          <draw:enhanced-geometry svg:viewBox="0 0 21600 21600" draw:type="rectangle" draw:enhanced-path="M 0 0 L 21600 0 21600 21600 0 21600 0 0 Z N"/>
        </draw:custom-shape>
        <draw:custom-shape draw:style-name="gr2" draw:text-style-name="P5" draw:layer="layout" svg:width="6.858cm" svg:height="9.144cm" svg:x="17.78cm" svg:y="10.922cm">
          <text:p text:style-name="P5">Array</text:p>
          <text:p text:style-name="P5"/>
          <text:p text:style-name="P3">1. equals</text:p>
          <text:p text:style-name="P3">2. notEquals</text:p>
          <text:p text:style-name="P3"/>
          <text:p text:style-name="P3"/>
          <text:p text:style-name="P3"/>
          <text:p text:style-name="P3"/>
          <text:p text:style-name="P3"/>
          <text:p text:style-name="P3"/>
          <text:p text:style-name="P3"/>
          <text:p text:style-name="P3"/>
          <text:p text:style-name="P3"/>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16" presentation:class="page"/>
          <draw:frame presentation:style-name="pr2" draw:text-style-name="P2"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1T1">
        <draw:frame presentation:style-name="pr1" draw:layer="layout" svg:width="25.199cm" svg:height="3.506cm" svg:x="1.4cm" svg:y="0.837cm" presentation:class="title">
          <draw:text-box>
            <text:p>Notes</text:p>
          </draw:text-box>
        </draw:frame>
        <draw:frame presentation:style-name="pr3" draw:layer="layout" svg:width="25.199cm" svg:height="12.179cm" svg:x="1.4cm" svg:y="4.914cm" presentation:class="outline">
          <draw:text-box>
            <text:list text:style-name="L2">
              <text:list-item>
                <text:p>For the array comparisons the length of the array tested from the code will be equal to the length of the array given in the test</text:p>
                <text:list>
                  <text:list-item>
                    <text:p>that is, if the actual array the code generated is [2, 3, 4, 6, 3, 4, 2, 3] and the expected array given in the test is [2, 3, 4] then it will say the test passed. </text:p>
                  </text:list-item>
                  <text:list-item>
                    <text:p>If you really need to check if two arrays are identical then you will need to also output the size of it. Or alternatively write a value at the past the end of the array and see if it was changed.</text:p>
                  </text:list-item>
                </text:list>
              </text:list-item>
              <text:list-item>
                <text:p>Note for the test-string postcondition. A nul terminator must be written at the end of the string so that the test runner knows where the string ends.</text:p>
                <text:list>
                  <text:list-item>
                    <text:p>If this doesn't happen the test-runner will terminate the string as soon as a value outside the range (0, 255] is found.</text:p>
                  </text:list-item>
                </text:list>
              </text:list-item>
            </text:list>
          </draw:text-box>
        </draw:frame>
        <presentation:notes draw:style-name="dp2">
          <draw:page-thumbnail draw:style-name="gr1" draw:layer="layout" svg:width="13.968cm" svg:height="10.476cm" svg:x="3.81cm" svg:y="2.123cm" draw:page-number="17" presentation:class="page"/>
          <draw:frame presentation:style-name="pr2" draw:text-style-name="P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brandon </meta:initial-creator>
    <meta:creation-date>2014-09-28T23:47:24.026890043</meta:creation-date>
    <dc:date>2017-10-04T15:34:13.261352504</dc:date>
    <meta:editing-duration>PT10H9M16S</meta:editing-duration>
    <meta:editing-cycles>6</meta:editing-cycles>
    <meta:generator>LibreOffice/5.1.6.2$Linux_X86_64 LibreOffice_project/10m0$Build-2</meta:generator>
    <meta:document-statistic meta:object-count="105"/>
  </office:meta>
</office:document-meta>
</file>